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c88" officeooo:paragraph-rsid="00054c88"/>
    </style:style>
    <style:style style:name="P2" style:family="paragraph" style:parent-style-name="Standard">
      <style:text-properties officeooo:rsid="00054c88" officeooo:paragraph-rsid="0006b8cf"/>
    </style:style>
    <style:style style:name="T1" style:family="text">
      <style:text-properties officeooo:rsid="0006b8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erir por nível – AB</text:p>
      <text:p text:style-name="P1"/>
      <text:p text:style-name="P2">Árvore binária por nível:<text:line-break/><text:tab/>É necessário criar um vetor que contém os nós que ainda possuem algum espaço para alocar (esquerda ou direita). Quando o nó não puder mais apontar é necessário retirá-lo da listage.</text:p>
      <text:p text:style-name="P2"/>
      <text:p text:style-name="P2"/>
      <text:p text:style-name="P2"><text:span text:style-name="T1">Estrutura com nível, altura, ponteiro para o pai.</text:span>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21:30.727310762</meta:creation-date>
    <dc:date>2024-09-16T13:33:50.768390916</dc:date>
    <meta:editing-duration>PT12M20S</meta:editing-duration>
    <meta:editing-cycles>2</meta:editing-cycles>
    <meta:generator>LibreOffice/7.6.5.2$Linux_X86_64 LibreOffice_project/38d5f62f85355c192ef5f1dd47c5c0c0c6d6598b</meta:generator>
    <meta:document-statistic meta:table-count="0" meta:image-count="0" meta:object-count="0" meta:page-count="1" meta:paragraph-count="3" meta:word-count="47" meta:character-count="281" meta:non-whitespace-character-count="233"/>
  </office:meta>
</office:document-meta>
</file>